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Ubuntu" svg:font-family="Ubuntu"/>
    <style:font-face style:name="FreeSans1" svg:font-family="FreeSans" style:font-family-generic="swiss"/>
    <style:font-face style:name="Ubuntu Mono" svg:font-family="'Ubuntu Mono'" style:font-pitch="fixed"/>
    <style:font-face style:name="Ubuntu1" svg:font-family="Ubuntu"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fo:font-size="8pt" officeooo:rsid="0026de87" officeooo:paragraph-rsid="0026de87" style:font-size-asian="8pt" style:font-size-complex="8pt"/>
    </style:style>
    <style:style style:name="P2" style:family="paragraph" style:parent-style-name="Table_20_Contents">
      <style:paragraph-properties fo:text-align="end" style:justify-single-word="false"/>
      <style:text-properties fo:font-size="8pt" officeooo:rsid="0026de87" officeooo:paragraph-rsid="0026de87" style:font-size-asian="8pt" style:font-size-complex="8pt"/>
    </style:style>
    <style:style style:name="P3" style:family="paragraph" style:parent-style-name="Table_20_Contents">
      <style:text-properties fo:font-size="8pt" officeooo:rsid="0010dd9a" officeooo:paragraph-rsid="0025739c" style:font-size-asian="8pt" style:font-size-complex="8pt"/>
    </style:style>
    <style:style style:name="P4" style:family="paragraph" style:parent-style-name="Table_20_Contents">
      <style:paragraph-properties fo:text-align="end" style:justify-single-word="false"/>
      <style:text-properties fo:font-size="8pt" officeooo:rsid="0010dd9a" officeooo:paragraph-rsid="0025739c" style:font-size-asian="8pt" style:font-size-complex="8pt"/>
    </style:style>
    <style:style style:name="P5" style:family="paragraph" style:parent-style-name="Header" style:master-page-name="">
      <style:paragraph-properties style:page-number="auto" fo:background-color="transparent" fo:padding="0.049cm" fo:border-left="none" fo:border-right="none" fo:border-top="none" fo:border-bottom="0.06pt solid #000000" style:shadow="none">
        <style:background-image/>
      </style:paragraph-properties>
      <style:text-properties fo:font-size="2pt" style:font-size-asian="1.75pt" style:font-size-complex="2pt"/>
    </style:style>
    <style:style style:name="P6" style:family="paragraph" style:parent-style-name="Footer">
      <style:paragraph-properties fo:padding="0.049cm" fo:border-left="none" fo:border-right="none" fo:border-top="0.06pt solid #000000" fo:border-bottom="none" style:shadow="none"/>
      <style:text-properties fo:font-size="2pt" style:font-size-asian="1.75pt" style:font-size-complex="2pt"/>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Standard">
      <style:paragraph-properties fo:margin-left="0cm" fo:margin-right="0cm" fo:text-align="justify" style:justify-single-word="false" fo:text-indent="0cm" style:auto-text-indent="false"/>
      <style:text-properties style:font-name="Ubuntu" fo:font-size="11pt" fo:font-weight="normal" officeooo:rsid="00270d82" officeooo:paragraph-rsid="00270d82" style:font-name-asian="Droid Sans Fallback" style:font-size-asian="11pt" style:font-weight-asian="normal" style:font-name-complex="FreeSans" style:font-size-complex="11pt"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font-name="Ubuntu" fo:font-size="11pt" style:text-underline-style="solid" style:text-underline-width="auto" style:text-underline-color="font-color" fo:font-weight="normal" officeooo:rsid="00270d82" officeooo:paragraph-rsid="00270d82" style:font-name-asian="Droid Sans Fallback" style:font-size-asian="11pt" style:font-weight-asian="normal" style:font-name-complex="FreeSans" style:font-size-complex="11pt" style:font-weight-complex="normal"/>
    </style:style>
    <style:style style:name="P10" style:family="paragraph" style:parent-style-name="Heading_20_2">
      <style:text-properties fo:font-weight="bold" style:font-weight-asian="bold" style:font-weight-complex="bold"/>
    </style:style>
    <style:style style:name="P11" style:family="paragraph" style:parent-style-name="Heading_20_2">
      <style:text-properties officeooo:paragraph-rsid="0034bfbe"/>
    </style:style>
    <style:style style:name="P12" style:family="paragraph" style:parent-style-name="Heading_20_2">
      <style:paragraph-properties fo:break-before="page"/>
      <style:text-properties officeooo:paragraph-rsid="0034bfbe"/>
    </style:style>
    <style:style style:name="P13" style:family="paragraph" style:parent-style-name="Heading_20_2">
      <style:paragraph-properties fo:break-before="page"/>
      <style:text-properties fo:font-weight="bold" style:font-weight-asian="bold" style:font-weight-complex="bold"/>
    </style:style>
    <style:style style:name="P14" style:family="paragraph" style:parent-style-name="Standard" style:list-style-name="L2">
      <style:paragraph-properties fo:text-align="justify" style:justify-single-word="false"/>
      <style:text-properties style:font-name="Ubuntu1" fo:font-size="11pt" fo:font-weight="normal" style:font-size-asian="11pt" style:font-weight-asian="normal" style:font-size-complex="11pt" style:font-weight-complex="normal"/>
    </style:style>
    <style:style style:name="P15" style:family="paragraph" style:parent-style-name="Standard" style:list-style-name="L2">
      <style:paragraph-properties fo:text-align="justify" style:justify-single-word="false"/>
      <style:text-properties style:font-name="Ubuntu1" fo:font-size="11pt" fo:font-weight="normal" officeooo:paragraph-rsid="00270d82" style:font-size-asian="11pt" style:font-weight-asian="normal" style:font-size-complex="11pt" style:font-weight-complex="normal"/>
    </style:style>
    <style:style style:name="P16" style:family="paragraph" style:parent-style-name="Standard" style:list-style-name="L2">
      <style:paragraph-properties fo:text-align="justify" style:justify-single-word="false"/>
      <style:text-properties style:font-name="Ubuntu1" fo:font-size="11pt" fo:font-weight="normal" officeooo:rsid="001fde3a" officeooo:paragraph-rsid="001fde3a" style:font-size-asian="11pt" style:font-weight-asian="normal" style:font-size-complex="11pt" style:font-weight-complex="normal"/>
    </style:style>
    <style:style style:name="P17" style:family="paragraph" style:parent-style-name="Standard" style:list-style-name="L3">
      <style:paragraph-properties fo:text-align="justify" style:justify-single-word="false"/>
      <style:text-properties style:font-name="Ubuntu1" fo:font-size="11pt" style:text-underline-style="none" fo:font-weight="normal" officeooo:rsid="0028a67a" officeooo:paragraph-rsid="00270d82" style:font-name-asian="Droid Sans Fallback" style:font-size-asian="11pt" style:font-weight-asian="normal" style:font-name-complex="FreeSans" style:font-size-complex="11pt" style:font-weight-complex="normal"/>
    </style:style>
    <style:style style:name="P18" style:family="paragraph" style:parent-style-name="Standard" style:list-style-name="L3">
      <style:paragraph-properties fo:text-align="justify" style:justify-single-word="false"/>
      <style:text-properties style:font-name="Ubuntu1" fo:font-size="11pt" style:text-underline-style="none" fo:font-weight="normal" officeooo:rsid="0028a67a" officeooo:paragraph-rsid="002a4b20" style:font-name-asian="Droid Sans Fallback" style:font-size-asian="11pt" style:font-weight-asian="normal" style:font-name-complex="FreeSans" style:font-size-complex="11pt" style:font-weight-complex="normal"/>
    </style:style>
    <style:style style:name="P19" style:family="paragraph" style:parent-style-name="Standard" style:list-style-name="L3">
      <style:paragraph-properties fo:text-align="justify" style:justify-single-word="false"/>
      <style:text-properties style:font-name="Ubuntu1" fo:font-size="11pt" style:text-underline-style="none" fo:font-weight="normal" officeooo:rsid="002a4b20" officeooo:paragraph-rsid="002a4b20" style:font-name-asian="Droid Sans Fallback" style:font-size-asian="11pt" style:font-weight-asian="normal" style:font-name-complex="FreeSans" style:font-size-complex="11pt" style:font-weight-complex="normal"/>
    </style:style>
    <style:style style:name="P20" style:family="paragraph" style:parent-style-name="Standard" style:list-style-name="L3">
      <style:paragraph-properties fo:text-align="justify" style:justify-single-word="false"/>
      <style:text-properties style:font-name="Ubuntu1" fo:font-size="11pt" style:text-underline-style="solid" style:text-underline-width="auto" style:text-underline-color="font-color" fo:font-weight="normal" officeooo:rsid="0028a67a" officeooo:paragraph-rsid="002a4b20" style:font-name-asian="Droid Sans Fallback" style:font-size-asian="11pt" style:font-weight-asian="normal" style:font-name-complex="FreeSans" style:font-size-complex="11pt" style:font-weight-complex="normal"/>
    </style:style>
    <style:style style:name="P21" style:family="paragraph" style:parent-style-name="Standard" style:list-style-name="L3">
      <style:paragraph-properties fo:text-align="justify" style:justify-single-word="false"/>
      <style:text-properties style:font-name="Ubuntu Mono" fo:font-size="11pt" style:text-underline-style="none" fo:font-weight="normal" officeooo:rsid="00270d82" officeooo:paragraph-rsid="00270d82" style:font-name-asian="Droid Sans Fallback" style:font-size-asian="11pt" style:font-weight-asian="normal" style:font-name-complex="FreeSans" style:font-size-complex="11pt" style:font-weight-complex="normal"/>
    </style:style>
    <style:style style:name="P22" style:family="paragraph" style:parent-style-name="Standard" style:list-style-name="L3">
      <style:paragraph-properties fo:text-align="justify" style:justify-single-word="false"/>
      <style:text-properties style:font-name="Ubuntu Mono" fo:font-size="11pt" style:text-underline-style="none" fo:font-weight="normal" officeooo:rsid="00270d82" officeooo:paragraph-rsid="002a4b20" style:font-name-asian="Droid Sans Fallback" style:font-size-asian="11pt" style:font-weight-asian="normal" style:font-name-complex="FreeSans" style:font-size-complex="11pt" style:font-weight-complex="normal"/>
    </style:style>
    <style:style style:name="P23" style:family="paragraph" style:parent-style-name="Standard" style:list-style-name="L3">
      <style:paragraph-properties fo:text-align="justify" style:justify-single-word="false"/>
      <style:text-properties style:font-name="Ubuntu Mono" fo:font-size="11pt" style:text-underline-style="none" officeooo:paragraph-rsid="002a4b20" style:font-size-asian="11pt" style:font-size-complex="11pt"/>
    </style:style>
    <style:style style:name="P24" style:family="paragraph" style:parent-style-name="Standard" style:list-style-name="L3">
      <style:paragraph-properties fo:text-align="justify" style:justify-single-word="false"/>
      <style:text-properties style:use-window-font-color="true" style:font-name="Ubuntu1" fo:font-size="11pt" style:text-underline-style="none" fo:font-weight="normal" officeooo:rsid="0028a67a" officeooo:paragraph-rsid="002a4b20" fo:background-color="transparent" style:font-name-asian="Droid Sans Fallback" style:font-size-asian="11pt" style:font-weight-asian="normal" style:font-name-complex="FreeSans" style:font-size-complex="11pt" style:font-weight-complex="normal"/>
    </style:style>
    <style:style style:name="P25" style:family="paragraph" style:parent-style-name="Standard" style:list-style-name="L3">
      <style:paragraph-properties fo:text-align="justify" style:justify-single-word="false"/>
      <style:text-properties style:use-window-font-color="true" style:font-name="Ubuntu1" fo:font-size="11pt" style:text-underline-style="none" fo:font-weight="normal" officeooo:rsid="0028a67a" officeooo:paragraph-rsid="002b2358" fo:background-color="transparent" style:font-name-asian="Droid Sans Fallback" style:font-size-asian="11pt" style:font-weight-asian="normal" style:font-name-complex="FreeSans" style:font-size-complex="11pt" style:font-weight-complex="normal"/>
    </style:style>
    <style:style style:name="P26" style:family="paragraph" style:parent-style-name="Standard" style:list-style-name="L3">
      <style:paragraph-properties fo:text-align="justify" style:justify-single-word="false"/>
      <style:text-properties style:use-window-font-color="true" style:font-name="Ubuntu1" fo:font-size="11pt" style:text-underline-style="none" fo:font-weight="normal" officeooo:rsid="002b2358" officeooo:paragraph-rsid="002b2358" fo:background-color="transparent" style:font-name-asian="Droid Sans Fallback" style:font-size-asian="11pt" style:font-weight-asian="normal" style:font-name-complex="FreeSans" style:font-size-complex="11pt" style:font-weight-complex="normal"/>
    </style:style>
    <style:style style:name="P27" style:family="paragraph" style:parent-style-name="Standard" style:list-style-name="L3">
      <style:paragraph-properties fo:text-align="justify" style:justify-single-word="false"/>
      <style:text-properties style:use-window-font-color="true" style:font-name="Ubuntu1" fo:font-size="11pt" style:text-underline-style="none" fo:font-weight="normal" officeooo:rsid="002ca624" officeooo:paragraph-rsid="002ca624" fo:background-color="transparent" style:font-name-asian="Droid Sans Fallback" style:font-size-asian="11pt" style:font-weight-asian="normal" style:font-name-complex="FreeSans" style:font-size-complex="11pt" style:font-weight-complex="normal"/>
    </style:style>
    <style:style style:name="P28" style:family="paragraph" style:parent-style-name="Standard" style:list-style-name="L3">
      <style:paragraph-properties fo:text-align="justify" style:justify-single-word="false"/>
      <style:text-properties style:use-window-font-color="true" style:font-name="Ubuntu1" fo:font-size="11pt" style:text-underline-style="none" fo:font-weight="normal" officeooo:paragraph-rsid="002ca624" fo:background-color="transparent" style:font-size-asian="11pt" style:font-weight-asian="normal" style:font-size-complex="11pt" style:font-weight-complex="normal"/>
    </style:style>
    <style:style style:name="P29" style:family="paragraph" style:parent-style-name="Standard" style:list-style-name="L3">
      <style:paragraph-properties fo:text-align="justify" style:justify-single-word="false"/>
      <style:text-properties style:use-window-font-color="true" style:font-name="Ubuntu1" fo:font-size="11pt" style:text-underline-style="none" fo:font-weight="normal" officeooo:rsid="00314bb0" officeooo:paragraph-rsid="00319c15" fo:background-color="transparent" style:font-size-asian="11pt" style:font-weight-asian="normal" style:font-size-complex="11pt" style:font-weight-complex="normal"/>
    </style:style>
    <style:style style:name="P30" style:family="paragraph" style:parent-style-name="Standard" style:list-style-name="L3">
      <style:paragraph-properties fo:text-align="justify" style:justify-single-word="false"/>
      <style:text-properties style:use-window-font-color="true" style:font-name="Ubuntu1" fo:font-size="11pt" style:text-underline-style="solid" style:text-underline-width="auto" style:text-underline-color="font-color" fo:font-weight="normal" officeooo:rsid="002a4b20" officeooo:paragraph-rsid="002a4b20" fo:background-color="transparent" style:font-name-asian="Droid Sans Fallback" style:font-size-asian="11pt" style:font-weight-asian="normal" style:font-name-complex="FreeSans" style:font-size-complex="11pt" style:font-weight-complex="normal"/>
    </style:style>
    <style:style style:name="P31" style:family="paragraph" style:parent-style-name="Standard" style:list-style-name="L3">
      <style:paragraph-properties fo:text-align="justify" style:justify-single-word="false"/>
      <style:text-properties style:use-window-font-color="true" style:font-name="Ubuntu1" fo:font-size="11pt" style:text-underline-style="solid" style:text-underline-width="auto" style:text-underline-color="font-color" fo:font-weight="normal" officeooo:rsid="002b2358" officeooo:paragraph-rsid="002b2358" fo:background-color="transparent" style:font-name-asian="Droid Sans Fallback" style:font-size-asian="11pt" style:font-weight-asian="normal" style:font-name-complex="FreeSans" style:font-size-complex="11pt" style:font-weight-complex="normal"/>
    </style:style>
    <style:style style:name="P32" style:family="paragraph" style:parent-style-name="Standard" style:list-style-name="L3">
      <style:paragraph-properties fo:text-align="justify" style:justify-single-word="false"/>
      <style:text-properties style:use-window-font-color="true" style:font-name="Ubuntu Mono" fo:font-size="11pt" style:text-underline-style="none" fo:font-weight="normal" officeooo:rsid="00270d82" officeooo:paragraph-rsid="002a4b20" fo:background-color="transparent" style:font-name-asian="Droid Sans Fallback" style:font-size-asian="11pt" style:font-weight-asian="normal" style:font-name-complex="FreeSans" style:font-size-complex="11pt" style:font-weight-complex="normal"/>
    </style:style>
    <style:style style:name="P33" style:family="paragraph" style:parent-style-name="Standard" style:list-style-name="L3">
      <style:paragraph-properties fo:text-align="justify" style:justify-single-word="false"/>
      <style:text-properties style:use-window-font-color="true" style:font-name="Ubuntu Mono" fo:font-size="11pt" style:text-underline-style="none" fo:font-weight="normal" officeooo:rsid="002a4b20" officeooo:paragraph-rsid="002b2358" fo:background-color="transparent" style:font-name-asian="Droid Sans Fallback" style:font-size-asian="11pt" style:font-weight-asian="normal" style:font-name-complex="FreeSans" style:font-size-complex="11pt" style:font-weight-complex="normal"/>
    </style:style>
    <style:style style:name="P34" style:family="paragraph" style:parent-style-name="Standard" style:list-style-name="L3">
      <style:paragraph-properties fo:text-align="justify" style:justify-single-word="false"/>
      <style:text-properties style:use-window-font-color="true" style:font-name="Ubuntu Mono" fo:font-size="11pt" style:text-underline-style="none" fo:font-weight="normal" officeooo:rsid="002a4b20" officeooo:paragraph-rsid="002ca624" fo:background-color="transparent" style:font-name-asian="Droid Sans Fallback" style:font-size-asian="11pt" style:font-weight-asian="normal" style:font-name-complex="FreeSans" style:font-size-complex="11pt" style:font-weight-complex="normal"/>
    </style:style>
    <style:style style:name="P35" style:family="paragraph" style:parent-style-name="Standard">
      <style:paragraph-properties fo:text-align="justify" style:justify-single-word="false"/>
      <style:text-properties style:use-window-font-color="true" style:font-name="Ubuntu1" fo:font-size="11pt" officeooo:rsid="003780e5" officeooo:paragraph-rsid="003780e5" fo:background-color="transparent" style:font-size-asian="11pt" style:font-size-complex="11pt"/>
    </style:style>
    <style:style style:name="P36" style:family="paragraph" style:parent-style-name="Standard" style:list-style-name="L6">
      <style:paragraph-properties fo:text-align="start" style:justify-single-word="false"/>
      <style:text-properties style:use-window-font-color="true" style:font-name="Ubuntu1" fo:font-size="11pt" officeooo:rsid="003780e5" fo:background-color="transparent" style:font-size-asian="11pt" style:font-size-complex="11pt"/>
    </style:style>
    <style:style style:name="P37" style:family="paragraph" style:parent-style-name="Standard">
      <style:paragraph-properties fo:text-align="justify" style:justify-single-word="false"/>
      <style:text-properties style:use-window-font-color="true" style:font-name="Ubuntu1" fo:font-size="11pt" officeooo:rsid="00371959" officeooo:paragraph-rsid="0038a415" fo:background-color="transparent" style:font-size-asian="11pt" style:font-size-complex="11pt"/>
    </style:style>
    <style:style style:name="P38" style:family="paragraph" style:parent-style-name="Standard" style:list-style-name="L3">
      <style:paragraph-properties fo:text-align="justify" style:justify-single-word="false"/>
      <style:text-properties officeooo:paragraph-rsid="002ca624"/>
    </style:style>
    <style:style style:name="P39" style:family="paragraph" style:parent-style-name="Standard" style:list-style-name="L3">
      <style:paragraph-properties fo:text-align="justify" style:justify-single-word="false"/>
      <style:text-properties officeooo:paragraph-rsid="00319c15"/>
    </style:style>
    <style:style style:name="P40" style:family="paragraph" style:parent-style-name="Standard" style:list-style-name="L3">
      <style:paragraph-properties fo:text-align="justify" style:justify-single-word="false"/>
      <style:text-properties officeooo:paragraph-rsid="00341632"/>
    </style:style>
    <style:style style:name="P41" style:family="paragraph" style:parent-style-name="Standard" style:list-style-name="L3">
      <style:paragraph-properties fo:text-align="justify" style:justify-single-word="false"/>
      <style:text-properties officeooo:paragraph-rsid="0039a1db"/>
    </style:style>
    <style:style style:name="P42" style:family="paragraph" style:parent-style-name="Standard">
      <style:paragraph-properties fo:text-align="justify" style:justify-single-word="false"/>
      <style:text-properties officeooo:paragraph-rsid="00367ea8"/>
    </style:style>
    <style:style style:name="P43" style:family="paragraph" style:parent-style-name="Standard" style:list-style-name="L4">
      <style:paragraph-properties fo:text-align="justify" style:justify-single-word="false"/>
      <style:text-properties officeooo:paragraph-rsid="00367ea8"/>
    </style:style>
    <style:style style:name="P44" style:family="paragraph" style:parent-style-name="Standard">
      <style:paragraph-properties fo:text-align="justify" style:justify-single-word="false"/>
      <style:text-properties fo:font-size="11pt" style:font-size-asian="11pt" style:font-size-complex="11pt"/>
    </style:style>
    <style:style style:name="P45" style:family="paragraph" style:parent-style-name="Standard">
      <style:paragraph-properties fo:text-align="justify" style:justify-single-word="false"/>
      <style:text-properties fo:font-size="11pt" officeooo:rsid="00367ea8" officeooo:paragraph-rsid="00367ea8" style:font-size-asian="11pt" style:font-size-complex="11pt"/>
    </style:style>
    <style:style style:name="P46" style:family="paragraph" style:parent-style-name="Standard">
      <style:paragraph-properties fo:text-align="justify" style:justify-single-word="false"/>
      <style:text-properties fo:font-size="11pt" officeooo:rsid="00367ea8" officeooo:paragraph-rsid="003780e5" style:font-size-asian="11pt" style:font-size-complex="11pt"/>
    </style:style>
    <style:style style:name="P47" style:family="paragraph" style:parent-style-name="Standard">
      <style:paragraph-properties fo:text-align="justify" style:justify-single-word="false"/>
      <style:text-properties fo:font-size="11pt" officeooo:rsid="00371959" officeooo:paragraph-rsid="00371959" style:font-size-asian="11pt" style:font-size-complex="11pt"/>
    </style:style>
    <style:style style:name="P48" style:family="paragraph" style:parent-style-name="Standard">
      <style:paragraph-properties fo:text-align="justify" style:justify-single-word="false"/>
      <style:text-properties fo:font-size="11pt" officeooo:rsid="00371959" officeooo:paragraph-rsid="003780e5" style:font-size-asian="11pt" style:font-size-complex="11pt"/>
    </style:style>
    <style:style style:name="P49" style:family="paragraph" style:parent-style-name="Standard">
      <style:paragraph-properties fo:text-align="justify" style:justify-single-word="false"/>
      <style:text-properties fo:font-size="11pt" officeooo:rsid="00371e7d" officeooo:paragraph-rsid="00371e7d" style:font-size-asian="11pt" style:font-size-complex="11pt"/>
    </style:style>
    <style:style style:name="P50" style:family="paragraph" style:parent-style-name="Standard" style:list-style-name="L5">
      <style:paragraph-properties fo:text-align="justify" style:justify-single-word="false"/>
      <style:text-properties fo:font-size="11pt" officeooo:rsid="00371e7d" officeooo:paragraph-rsid="00371e7d" style:font-size-asian="11pt" style:font-size-complex="11pt"/>
    </style:style>
    <style:style style:name="P51" style:family="paragraph" style:parent-style-name="Standard">
      <style:paragraph-properties fo:text-align="justify" style:justify-single-word="false"/>
      <style:text-properties fo:font-size="11pt" officeooo:rsid="003780e5" officeooo:paragraph-rsid="003780e5" style:font-size-asian="11pt" style:font-size-complex="11pt"/>
    </style:style>
    <style:style style:name="P52" style:family="paragraph" style:parent-style-name="Standard">
      <style:paragraph-properties fo:text-align="justify" style:justify-single-word="false"/>
      <style:text-properties fo:font-size="11pt" officeooo:rsid="003900a1" officeooo:paragraph-rsid="003900a1" style:font-size-asian="11pt" style:font-size-complex="11pt"/>
    </style:style>
    <style:style style:name="P53" style:family="paragraph" style:parent-style-name="Standard">
      <style:paragraph-properties fo:text-align="justify" style:justify-single-word="false"/>
      <style:text-properties fo:font-size="11pt" fo:font-weight="bold" officeooo:rsid="00367ea8" officeooo:paragraph-rsid="00367ea8" style:font-size-asian="11pt" style:font-weight-asian="bold" style:font-size-complex="11pt" style:font-weight-complex="bold"/>
    </style:style>
    <style:style style:name="P54" style:family="paragraph" style:parent-style-name="Standard">
      <style:paragraph-properties fo:text-align="justify" style:justify-single-word="false"/>
      <style:text-properties fo:font-size="11pt" fo:font-weight="bold" officeooo:rsid="00371959" officeooo:paragraph-rsid="00371959" style:font-size-asian="11pt" style:font-weight-asian="bold" style:font-size-complex="11pt" style:font-weight-complex="bold"/>
    </style:style>
    <style:style style:name="P55" style:family="paragraph" style:parent-style-name="Standard">
      <style:paragraph-properties fo:text-align="justify" style:justify-single-word="false"/>
      <style:text-properties fo:font-size="11pt" fo:font-weight="bold" officeooo:rsid="00371e7d" officeooo:paragraph-rsid="00371e7d" style:font-size-asian="11pt" style:font-weight-asian="bold" style:font-size-complex="11pt" style:font-weight-complex="bold"/>
    </style:style>
    <style:style style:name="P56" style:family="paragraph" style:parent-style-name="Standard">
      <style:paragraph-properties fo:text-align="justify" style:justify-single-word="false"/>
      <style:text-properties fo:font-size="11pt" style:text-underline-style="none" officeooo:rsid="003900a1" officeooo:paragraph-rsid="003900a1" style:font-size-asian="11pt" style:font-size-complex="11pt"/>
    </style:style>
    <style:style style:name="P57" style:family="paragraph" style:parent-style-name="Standard">
      <style:paragraph-properties fo:text-align="justify" style:justify-single-word="false"/>
      <style:text-properties fo:font-size="11pt" style:text-underline-style="none" officeooo:rsid="003900a1" officeooo:paragraph-rsid="0039a1db" style:font-size-asian="11pt" style:font-size-complex="11pt"/>
    </style:style>
    <style:style style:name="P58" style:family="paragraph" style:parent-style-name="Standard">
      <style:paragraph-properties fo:text-align="justify" style:justify-single-word="false"/>
      <style:text-properties fo:font-size="11pt" style:text-underline-style="none" officeooo:rsid="0039fff1" officeooo:paragraph-rsid="0039fff1" style:font-size-asian="11pt" style:font-size-complex="11pt"/>
    </style:style>
    <style:style style:name="P59" style:family="paragraph" style:parent-style-name="Standard" style:list-style-name="L4">
      <style:paragraph-properties fo:text-align="justify" style:justify-single-word="false"/>
      <style:text-properties officeooo:rsid="00367ea8" officeooo:paragraph-rsid="00367ea8"/>
    </style:style>
    <style:style style:name="P60" style:family="paragraph" style:parent-style-name="Standard">
      <style:paragraph-properties fo:text-align="justify" style:justify-single-word="false"/>
      <style:text-properties fo:font-weight="bold" officeooo:rsid="0039fff1" officeooo:paragraph-rsid="00367ea8" style:font-weight-asian="bold" style:font-weight-complex="bold"/>
    </style:style>
    <style:style style:name="P61" style:family="paragraph" style:parent-style-name="Standard" style:list-style-name="L2">
      <style:paragraph-properties fo:margin-left="2.54cm" fo:margin-right="0cm" fo:text-align="justify" style:justify-single-word="false" fo:text-indent="-0.635cm" style:auto-text-indent="false"/>
      <style:text-properties style:font-name="Ubuntu1" fo:font-size="11pt" fo:font-weight="normal" style:font-size-asian="11pt" style:font-weight-asian="normal" style:font-size-complex="11pt" style:font-weight-complex="normal"/>
    </style:style>
    <style:style style:name="P62" style:family="paragraph" style:parent-style-name="Standard" style:list-style-name="L2">
      <style:paragraph-properties fo:margin-left="2.54cm" fo:margin-right="0cm" fo:text-align="justify" style:justify-single-word="false" fo:text-indent="-0.635cm" style:auto-text-indent="false"/>
      <style:text-properties style:font-name="Ubuntu1" fo:font-size="11pt" fo:font-weight="normal" officeooo:rsid="001fde3a" officeooo:paragraph-rsid="001fde3a" style:font-size-asian="11pt" style:font-weight-asian="normal" style:font-size-complex="11pt" style:font-weight-complex="normal"/>
    </style:style>
    <style:style style:name="P63" style:family="paragraph" style:parent-style-name="Standard" style:list-style-name="L2">
      <style:paragraph-properties fo:margin-left="2.54cm" fo:margin-right="0cm" fo:text-align="justify" style:justify-single-word="false" fo:text-indent="-0.635cm" style:auto-text-indent="false"/>
      <style:text-properties style:font-name="Ubuntu Mono" fo:font-size="11pt" fo:font-weight="normal" officeooo:rsid="001b0e78" style:font-name-asian="Droid Sans Fallback" style:font-size-asian="11pt" style:font-weight-asian="normal" style:font-name-complex="FreeSans" style:font-size-complex="11pt" style:font-weight-complex="normal"/>
    </style:style>
    <style:style style:name="P64" style:family="paragraph" style:parent-style-name="Standard" style:list-style-name="L2">
      <style:paragraph-properties fo:margin-left="2.54cm" fo:margin-right="0cm" fo:text-align="justify" style:justify-single-word="false" fo:text-indent="-0.635cm" style:auto-text-indent="false"/>
      <style:text-properties style:font-name="Ubuntu Mono" fo:font-size="11pt" fo:font-weight="normal" officeooo:rsid="001b0e78" officeooo:paragraph-rsid="001fde3a" style:font-name-asian="Droid Sans Fallback" style:font-size-asian="11pt" style:font-weight-asian="normal" style:font-name-complex="FreeSans" style:font-size-complex="11pt" style:font-weight-complex="normal"/>
    </style:style>
    <style:style style:name="P65" style:family="paragraph" style:parent-style-name="Standard" style:list-style-name="L2">
      <style:paragraph-properties fo:margin-left="2.54cm" fo:margin-right="0cm" fo:text-align="justify" style:justify-single-word="false" fo:text-indent="-0.635cm" style:auto-text-indent="false"/>
      <style:text-properties style:font-name="Ubuntu Mono" fo:font-size="11pt" fo:font-weight="normal" officeooo:rsid="001b0e78" officeooo:paragraph-rsid="0020130b" style:font-name-asian="Droid Sans Fallback" style:font-size-asian="11pt" style:font-weight-asian="normal" style:font-name-complex="FreeSans" style:font-size-complex="11pt" style:font-weight-complex="normal"/>
    </style:style>
    <style:style style:name="P66" style:family="paragraph" style:parent-style-name="Standard">
      <style:paragraph-properties fo:margin-left="2.54cm" fo:margin-right="0cm" fo:text-align="justify" style:justify-single-word="false" fo:text-indent="-0.635cm" style:auto-text-indent="false"/>
      <style:text-properties style:font-name="Ubuntu Mono" fo:font-size="11pt" fo:font-weight="normal" officeooo:rsid="001b0e78" officeooo:paragraph-rsid="001fde3a" style:font-name-asian="Droid Sans Fallback" style:font-size-asian="11pt" style:font-weight-asian="normal" style:font-name-complex="FreeSans" style:font-size-complex="11pt" style:font-weight-complex="normal"/>
    </style:style>
    <style:style style:name="P67" style:family="paragraph" style:parent-style-name="Standard" style:list-style-name="L2">
      <style:paragraph-properties fo:margin-left="2.54cm" fo:margin-right="0cm" fo:text-align="justify" style:justify-single-word="false" fo:text-indent="-0.635cm" style:auto-text-indent="false"/>
      <style:text-properties style:font-name="Ubuntu Mono" fo:font-size="11pt" fo:font-weight="normal" officeooo:rsid="00229d41" officeooo:paragraph-rsid="00229d41" style:font-name-asian="Droid Sans Fallback" style:font-size-asian="11pt" style:font-weight-asian="normal" style:font-name-complex="FreeSans" style:font-size-complex="11pt" style:font-weight-complex="normal"/>
    </style:style>
    <style:style style:name="P68" style:family="paragraph" style:parent-style-name="Standard" style:list-style-name="L2">
      <style:paragraph-properties fo:margin-left="1.27cm" fo:margin-right="0cm" fo:text-align="justify" style:justify-single-word="false" fo:text-indent="-0.635cm" style:auto-text-indent="false"/>
      <style:text-properties style:font-name="Ubuntu Mono" fo:font-size="11pt" fo:font-weight="normal" officeooo:rsid="001b0e78" officeooo:paragraph-rsid="001fde3a" style:font-name-asian="Droid Sans Fallback" style:font-size-asian="11pt" style:font-weight-asian="normal" style:font-name-complex="FreeSans" style:font-size-complex="11pt" style:font-weight-complex="normal"/>
    </style:style>
    <style:style style:name="P69" style:family="paragraph" style:parent-style-name="Standard" style:list-style-name="L2">
      <style:paragraph-properties fo:margin-left="1.27cm" fo:margin-right="0cm" fo:text-align="justify" style:justify-single-word="false" fo:text-indent="-0.635cm" style:auto-text-indent="false"/>
      <style:text-properties style:font-name="Ubuntu Mono" fo:font-size="11pt" fo:font-weight="normal" officeooo:rsid="0020b26d" officeooo:paragraph-rsid="0020b26d" style:font-name-asian="Droid Sans Fallback" style:font-size-asian="11pt" style:font-weight-asian="normal" style:font-name-complex="FreeSans" style:font-size-complex="11pt" style:font-weight-complex="normal"/>
    </style:style>
    <style:style style:name="P70" style:family="paragraph" style:parent-style-name="Standard" style:list-style-name="L2">
      <style:paragraph-properties fo:margin-left="1.27cm" fo:margin-right="0cm" fo:text-align="justify" style:justify-single-word="false" fo:text-indent="-0.635cm" style:auto-text-indent="false"/>
      <style:text-properties style:font-name="Ubuntu Mono" fo:font-size="11pt" fo:font-weight="normal" officeooo:rsid="00241061" officeooo:paragraph-rsid="00241061" style:font-name-asian="Droid Sans Fallback" style:font-size-asian="11pt" style:font-weight-asian="normal" style:font-name-complex="FreeSans" style:font-size-complex="11pt" style:font-weight-complex="normal"/>
    </style:style>
    <style:style style:name="P71" style:family="paragraph" style:parent-style-name="Standard" style:list-style-name="L2">
      <style:paragraph-properties fo:margin-left="1.27cm" fo:margin-right="0cm" fo:text-align="justify" style:justify-single-word="false" fo:text-indent="-0.635cm" style:auto-text-indent="false"/>
      <style:text-properties style:font-name="Ubuntu Mono" fo:font-size="11pt" style:text-underline-style="solid" style:text-underline-width="auto" style:text-underline-color="font-color" fo:font-weight="normal" officeooo:rsid="00241061" officeooo:paragraph-rsid="00241061" style:font-name-asian="Droid Sans Fallback" style:font-size-asian="11pt" style:font-weight-asian="normal" style:font-name-complex="FreeSans" style:font-size-complex="11pt" style:font-weight-complex="normal"/>
    </style:style>
    <style:style style:name="P72" style:family="paragraph" style:parent-style-name="Heading_20_2">
      <style:text-properties style:use-window-font-color="true" style:font-name="Ubuntu" fo:font-size="14pt" fo:font-weight="bold" officeooo:rsid="001a4d8f" fo:background-color="transparent" style:font-name-asian="Droid Sans Fallback" style:font-size-asian="14pt" style:font-weight-asian="bold" style:font-name-complex="FreeSans" style:font-size-complex="14pt" style:font-weight-complex="bold"/>
    </style:style>
    <style:style style:name="P73" style:family="paragraph" style:parent-style-name="Heading_20_2">
      <style:paragraph-properties fo:text-align="justify" style:justify-single-word="false"/>
      <style:text-properties style:use-window-font-color="true" style:font-name="Ubuntu" fo:font-size="14pt" fo:font-weight="bold" officeooo:rsid="001a4d8f" officeooo:paragraph-rsid="001a4d8f" fo:background-color="transparent" style:font-name-asian="Droid Sans Fallback" style:font-size-asian="14pt" style:font-weight-asian="bold" style:font-name-complex="FreeSans" style:font-size-complex="14pt" style:font-weight-complex="bold"/>
    </style:style>
    <style:style style:name="P74" style:family="paragraph" style:parent-style-name="Heading_20_2">
      <style:paragraph-properties fo:text-align="justify" style:justify-single-word="false"/>
      <style:text-properties fo:font-size="14pt" officeooo:rsid="001a4d8f" style:font-size-asian="14pt" style:font-size-complex="14pt"/>
    </style:style>
    <style:style style:name="P75" style:family="paragraph" style:parent-style-name="Heading_20_2">
      <style:text-properties fo:font-size="11pt" fo:font-weight="normal" officeooo:rsid="0039fff1" officeooo:paragraph-rsid="0039fff1" style:font-size-asian="9.60000038146973pt" style:font-weight-asian="normal" style:font-size-complex="11pt" style:font-weight-complex="normal"/>
    </style:style>
    <style:style style:name="P76" style:family="paragraph" style:parent-style-name="Heading_20_2">
      <style:paragraph-properties fo:text-align="justify" style:justify-single-word="false"/>
      <style:text-properties fo:font-size="11pt" fo:font-weight="normal" officeooo:rsid="0039fff1" officeooo:paragraph-rsid="0039fff1" style:font-size-asian="9.60000038146973pt" style:font-weight-asian="normal" style:font-size-complex="11pt" style:font-weight-complex="normal"/>
    </style:style>
    <style:style style:name="P77" style:family="paragraph" style:parent-style-name="Heading_20_2">
      <style:paragraph-properties fo:text-align="justify" style:justify-single-word="false" fo:break-before="page"/>
      <style:text-properties fo:font-size="14pt" officeooo:rsid="001a4d8f" style:font-size-asian="14pt" style:font-size-complex="14pt"/>
    </style:style>
    <style:style style:name="T1" style:family="text">
      <style:text-properties style:text-underline-style="solid" style:text-underline-width="auto" style:text-underline-color="font-color"/>
    </style:style>
    <style:style style:name="T2" style:family="text">
      <style:text-properties officeooo:rsid="001a4d8f"/>
    </style:style>
    <style:style style:name="T3" style:family="text">
      <style:text-properties style:font-name-asian="Droid Sans Fallback" style:font-name-complex="FreeSans"/>
    </style:style>
    <style:style style:name="T4" style:family="text">
      <style:text-properties officeooo:rsid="001df748" style:font-name-asian="Droid Sans Fallback" style:font-name-complex="FreeSans"/>
    </style:style>
    <style:style style:name="T5" style:family="text">
      <style:text-properties fo:font-weight="bold" style:font-weight-asian="bold" style:font-weight-complex="bold"/>
    </style:style>
    <style:style style:name="T6" style:family="text">
      <style:text-properties fo:font-weight="bold" officeooo:rsid="00270d82" style:font-weight-asian="bold" style:font-weight-complex="bold"/>
    </style:style>
    <style:style style:name="T7" style:family="text">
      <style:text-properties officeooo:rsid="001b0e78"/>
    </style:style>
    <style:style style:name="T8" style:family="text">
      <style:text-properties style:font-name="Ubuntu Mono"/>
    </style:style>
    <style:style style:name="T9" style:family="text">
      <style:text-properties style:font-name="Ubuntu Mono" officeooo:rsid="001b0e78"/>
    </style:style>
    <style:style style:name="T10" style:family="text">
      <style:text-properties style:font-name="Ubuntu Mono" officeooo:rsid="001b0e78" style:font-name-asian="Droid Sans Fallback" style:font-name-complex="FreeSans"/>
    </style:style>
    <style:style style:name="T11" style:family="text">
      <style:text-properties style:font-name="Ubuntu Mono" officeooo:rsid="00270d82"/>
    </style:style>
    <style:style style:name="T12" style:family="text">
      <style:text-properties style:font-name="Ubuntu Mono" fo:font-weight="normal" style:font-weight-asian="normal" style:font-weight-complex="normal"/>
    </style:style>
    <style:style style:name="T13" style:family="text">
      <style:text-properties style:font-name="Ubuntu Mono" fo:font-weight="normal" officeooo:rsid="001b0e78" style:font-weight-asian="normal" style:font-weight-complex="normal"/>
    </style:style>
    <style:style style:name="T14" style:family="text">
      <style:text-properties officeooo:rsid="001df748"/>
    </style:style>
    <style:style style:name="T15" style:family="text">
      <style:text-properties style:font-name="Ubuntu1"/>
    </style:style>
    <style:style style:name="T16" style:family="text">
      <style:text-properties style:font-name="Ubuntu1" officeooo:rsid="001fde3a"/>
    </style:style>
    <style:style style:name="T17" style:family="text">
      <style:text-properties style:font-name="Ubuntu1" officeooo:rsid="0020303d"/>
    </style:style>
    <style:style style:name="T18" style:family="text">
      <style:text-properties style:font-name="Ubuntu1" officeooo:rsid="0028a67a"/>
    </style:style>
    <style:style style:name="T19" style:family="text">
      <style:text-properties style:font-name="Ubuntu1" officeooo:rsid="002a4b20"/>
    </style:style>
    <style:style style:name="T20" style:family="text">
      <style:text-properties style:font-name="Ubuntu1" officeooo:rsid="00270d82"/>
    </style:style>
    <style:style style:name="T21" style:family="text">
      <style:text-properties style:font-name="Ubuntu1" officeooo:rsid="002b2358"/>
    </style:style>
    <style:style style:name="T22" style:family="text">
      <style:text-properties style:font-name="Ubuntu1" officeooo:rsid="002ca624"/>
    </style:style>
    <style:style style:name="T23" style:family="text">
      <style:text-properties fo:font-weight="normal" officeooo:rsid="00270d82" style:font-name-asian="Droid Sans Fallback" style:font-weight-asian="normal" style:font-name-complex="FreeSans" style:font-weight-complex="normal"/>
    </style:style>
    <style:style style:name="T24" style:family="text">
      <style:text-properties style:text-underline-style="none"/>
    </style:style>
    <style:style style:name="T25" style:family="text">
      <style:text-properties style:text-underline-style="none" officeooo:rsid="001df748"/>
    </style:style>
    <style:style style:name="T26" style:family="text">
      <style:text-properties style:use-window-font-color="true" fo:font-weight="normal" officeooo:rsid="00270d82" fo:background-color="transparent" loext:char-shading-value="0" style:font-name-asian="Droid Sans Fallback" style:font-weight-asian="normal" style:font-name-complex="FreeSans" style:font-weight-complex="normal"/>
    </style:style>
    <style:style style:name="T27" style:family="text">
      <style:text-properties style:use-window-font-color="true" fo:background-color="transparent" loext:char-shading-value="0"/>
    </style:style>
    <style:style style:name="T28" style:family="text">
      <style:text-properties style:use-window-font-color="true" style:font-name="Ubuntu1" fo:font-weight="normal" officeooo:rsid="00270d82" fo:background-color="transparent" loext:char-shading-value="0" style:font-name-asian="Droid Sans Fallback" style:font-weight-asian="normal" style:font-name-complex="FreeSans" style:font-weight-complex="normal"/>
    </style:style>
    <style:style style:name="T29" style:family="text">
      <style:text-properties style:use-window-font-color="true" style:font-name="Ubuntu1" fo:font-weight="normal" officeooo:rsid="002a4b20" fo:background-color="transparent" loext:char-shading-value="0" style:font-name-asian="Droid Sans Fallback" style:font-weight-asian="normal" style:font-name-complex="FreeSans" style:font-weight-complex="normal"/>
    </style:style>
    <style:style style:name="T30" style:family="text">
      <style:text-properties style:use-window-font-color="true" style:font-name="Ubuntu1" fo:font-size="11pt" style:text-underline-style="none" fo:font-weight="normal" fo:background-color="transparent" loext:char-shading-value="0" style:font-size-asian="11pt" style:font-weight-asian="normal" style:font-size-complex="11pt" style:font-weight-complex="normal"/>
    </style:style>
    <style:style style:name="T31" style:family="text">
      <style:text-properties style:use-window-font-color="true" style:font-name="Ubuntu1" fo:font-size="11pt" style:text-underline-style="none" fo:font-weight="normal" officeooo:rsid="003013ae" fo:background-color="transparent" loext:char-shading-value="0" style:font-size-asian="11pt" style:font-weight-asian="normal" style:font-size-complex="11pt" style:font-weight-complex="normal"/>
    </style:style>
    <style:style style:name="T32" style:family="text">
      <style:text-properties style:use-window-font-color="true" style:font-name="Ubuntu1" fo:font-size="11pt" style:text-underline-style="none" fo:font-weight="normal" officeooo:rsid="00314bb0" fo:background-color="transparent" loext:char-shading-value="0" style:font-size-asian="11pt" style:font-weight-asian="normal" style:font-size-complex="11pt" style:font-weight-complex="normal"/>
    </style:style>
    <style:style style:name="T33" style:family="text">
      <style:text-properties style:use-window-font-color="true" style:font-name="Ubuntu1" fo:font-size="11pt" style:text-underline-style="none" fo:font-weight="normal" officeooo:rsid="00341632" fo:background-color="transparent" loext:char-shading-value="0" style:font-size-asian="11pt" style:font-weight-asian="normal" style:font-size-complex="11pt" style:font-weight-complex="normal"/>
    </style:style>
    <style:style style:name="T34" style:family="text">
      <style:text-properties style:use-window-font-color="true" style:font-name="Ubuntu1" fo:font-size="11pt" style:text-underline-style="none" fo:background-color="transparent" loext:char-shading-value="0" style:font-size-asian="11pt" style:font-size-complex="11pt"/>
    </style:style>
    <style:style style:name="T35" style:family="text">
      <style:text-properties style:use-window-font-color="true" style:font-name="Ubuntu1" fo:font-size="11pt" style:text-underline-style="none" officeooo:rsid="003013ae" fo:background-color="transparent" loext:char-shading-value="0" style:font-size-asian="11pt" style:font-size-complex="11pt"/>
    </style:style>
    <style:style style:name="T36" style:family="text">
      <style:text-properties style:use-window-font-color="true" style:font-name="Ubuntu1" fo:font-size="11pt" style:text-underline-style="none" officeooo:rsid="00314bb0" fo:background-color="transparent" loext:char-shading-value="0" style:font-size-asian="11pt" style:font-size-complex="11pt"/>
    </style:style>
    <style:style style:name="T37" style:family="text">
      <style:text-properties style:use-window-font-color="true" style:font-name="Ubuntu1" fo:font-size="11pt" fo:font-weight="normal" fo:background-color="transparent" loext:char-shading-value="0" style:font-size-asian="11pt" style:font-weight-asian="normal" style:font-size-complex="11pt" style:font-weight-complex="normal"/>
    </style:style>
    <style:style style:name="T38" style:family="text">
      <style:text-properties style:use-window-font-color="true" style:font-name="Ubuntu1" fo:font-size="10.5pt" style:text-underline-style="none" fo:font-weight="normal" fo:background-color="transparent" loext:char-shading-value="0" style:font-size-asian="10.5pt" style:font-weight-asian="normal" style:font-size-complex="10.5pt" style:font-weight-complex="normal"/>
    </style:style>
    <style:style style:name="T39" style:family="text">
      <style:text-properties style:use-window-font-color="true" style:font-name="Ubuntu1" fo:font-size="10.5pt" style:text-underline-style="none" fo:font-weight="normal" officeooo:rsid="00319c15" fo:background-color="transparent" loext:char-shading-value="0" style:font-size-asian="10.5pt" style:font-weight-asian="normal" style:font-size-complex="10.5pt" style:font-weight-complex="normal"/>
    </style:style>
    <style:style style:name="T40" style:family="text">
      <style:text-properties style:use-window-font-color="true" style:font-name="Ubuntu1" fo:font-size="10.5pt" style:text-underline-style="none" fo:font-weight="normal" officeooo:rsid="00314bb0" fo:background-color="transparent" loext:char-shading-value="0" style:font-size-asian="10.5pt" style:font-weight-asian="normal" style:font-size-complex="10.5pt" style:font-weight-complex="normal"/>
    </style:style>
    <style:style style:name="T41" style:family="text">
      <style:text-properties style:use-window-font-color="true" style:font-name="Ubuntu Mono" fo:font-size="11pt" style:text-underline-style="none" fo:font-weight="normal" officeooo:rsid="002ca624" fo:background-color="transparent" loext:char-shading-value="0" style:font-name-asian="Droid Sans Fallback" style:font-size-asian="11pt" style:font-weight-asian="normal" style:font-name-complex="FreeSans" style:font-size-complex="11pt" style:font-weight-complex="normal"/>
    </style:style>
    <style:style style:name="T42" style:family="text">
      <style:text-properties style:use-window-font-color="true" style:font-name="Ubuntu Mono" fo:font-size="11pt" style:text-underline-style="none" fo:font-weight="normal" officeooo:rsid="003900a1" fo:background-color="transparent" loext:char-shading-value="0" style:font-size-asian="11pt" style:font-weight-asian="normal" style:font-size-complex="11pt" style:font-weight-complex="normal"/>
    </style:style>
    <style:style style:name="T43" style:family="text">
      <style:text-properties style:use-window-font-color="true" style:font-name="Ubuntu Mono" fo:font-size="11pt" fo:font-weight="normal" fo:background-color="transparent" loext:char-shading-value="0" style:font-size-asian="11pt" style:font-weight-asian="normal" style:font-size-complex="11pt" style:font-weight-complex="normal"/>
    </style:style>
    <style:style style:name="T44" style:family="text">
      <style:text-properties style:use-window-font-color="true" style:font-name="Ubuntu" fo:font-size="11pt" fo:font-weight="normal" fo:background-color="transparent" loext:char-shading-value="0" style:font-name-asian="Droid Sans Fallback" style:font-size-asian="11pt" style:font-weight-asian="normal" style:font-name-complex="FreeSans" style:font-size-complex="11pt" style:font-weight-complex="normal"/>
    </style:style>
    <style:style style:name="T45" style:family="text">
      <style:text-properties style:use-window-font-color="true" style:font-name="Ubuntu" fo:font-size="11pt" fo:font-weight="normal" officeooo:rsid="00367ea8" fo:background-color="transparent" loext:char-shading-value="0" style:font-name-asian="Droid Sans Fallback" style:font-size-asian="11pt" style:font-weight-asian="normal" style:font-name-complex="FreeSans" style:font-size-complex="11pt" style:font-weight-complex="normal"/>
    </style:style>
    <style:style style:name="T46" style:family="text">
      <style:text-properties style:use-window-font-color="true" style:font-name="Ubuntu" fo:font-weight="bold" fo:background-color="transparent" loext:char-shading-value="0" style:font-name-asian="Droid Sans Fallback" style:font-weight-asian="bold" style:font-name-complex="FreeSans" style:font-weight-complex="bold"/>
    </style:style>
    <style:style style:name="T47" style:family="text">
      <style:text-properties style:use-window-font-color="true" style:font-name="Ubuntu" fo:background-color="transparent" loext:char-shading-value="0" style:font-name-asian="Droid Sans Fallback" style:font-name-complex="FreeSans"/>
    </style:style>
    <style:style style:name="T48" style:family="text">
      <style:text-properties officeooo:rsid="002b2358"/>
    </style:style>
    <style:style style:name="T49" style:family="text">
      <style:text-properties officeooo:rsid="0035b38c"/>
    </style:style>
    <style:style style:name="T50" style:family="text">
      <style:text-properties officeooo:rsid="00371959"/>
    </style:style>
    <style:style style:name="T51" style:family="text">
      <style:text-properties officeooo:rsid="00371e7d"/>
    </style:style>
    <style:style style:name="T52" style:family="text">
      <style:text-properties officeooo:rsid="003780e5"/>
    </style:style>
    <style:style style:name="T53" style:family="text">
      <style:text-properties fo:font-style="italic" style:text-underline-style="none" style:font-style-asian="italic" style:font-style-complex="italic"/>
    </style:style>
    <style:style style:name="T54" style:family="text">
      <style:text-properties officeooo:rsid="0038a415"/>
    </style:style>
    <style:style style:name="T55" style:family="text">
      <style:text-properties style:font-name="Ubuntu Mon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escripción general del proyecto</text:p>
      <text:p text:style-name="P7">Este proyecto es una <text:span text:style-name="T7">'</text:span>Java Application<text:span text:style-name="T7">' que utiliza hibernate sobre base de datos MySQL para la persistencia de los datos. La configuración de hibernate se ha realizado en base a ficheros xml.</text:span></text:p>
      <text:p text:style-name="P7"/>
      <text:p text:style-name="P72">Génesis y desarrollo del proyecto</text:p>
      <text:p text:style-name="P42"><text:span text:style-name="T45">Tras leer el enunciado se ha tratado de realizar un enfoque 'ágil' al desarrollo del proyecto:</text:span></text:p>
      <text:list xml:id="list473218142615067148" text:style-name="L4">
        <text:list-item>
          <text:p text:style-name="P43"><text:span text:style-name="T45">producto incremental.</text:span></text:p>
        </text:list-item>
        <text:list-item>
          <text:p text:style-name="P59"><text:span text:style-name="T44">añadir valor/funcionalidad en cada 'sprint'.</text:span></text:p>
        </text:list-item>
        <text:list-item>
          <text:p text:style-name="P59"><text:span text:style-name="T44">aplicar conocimiento de otros módulos del curso en la medida de lo posible.</text:span></text:p>
        </text:list-item>
      </text:list>
      <text:p text:style-name="P7"/>
      <text:p text:style-name="P49">Las diferencias principales en el modelos de la base de datos respecto a ejercicio anterior (modelo base) son:</text:p>
      <text:list xml:id="list6197133972970324139" text:style-name="L5">
        <text:list-item>
          <text:p text:style-name="P50">se utiliza nomenclatura anglosajona.</text:p>
        </text:list-item>
        <text:list-item>
          <text:p text:style-name="P50">Los campos clave de las tablas son siempre campos numéricos.</text:p>
        </text:list-item>
      </text:list>
      <text:p text:style-name="P7"/>
      <text:p text:style-name="P49">El nombre de la base de datos utilizada es 'Aena' (ver <text:s/><text:span text:style-name="T13">src/bbdd/Aena.sql</text:span><text:span text:style-name="T12">).</text:span></text:p>
      <text:p text:style-name="P7"/>
      <text:p text:style-name="P55">Airplane</text:p>
      <text:p text:style-name="P49">El primer paso fue implementar la tabla 'airplane' avión (se ha decidido nombrar a todos los elementos [tablas, campos, métodos y atributos] en inglés), mapearla, implementar el pojo y comprobar que la conexión a la BBDD, el mapeo hibernate y los elementos persistentes están correctamente configurados: buscar un airplane en base a su id, así como recuperar todos los airplanes de la base de datos (<text:span text:style-name="T50">el fichero '</text:span><text:span text:style-name="T13">src/bbdd/Aena.sql</text:span><text:span text:style-name="T50">' realiza una par de inserts de </text:span>airplanes<text:span text:style-name="T50">).</text:span></text:p>
      <text:p text:style-name="P49"/>
      <text:p text:style-name="P53">Airport / gates</text:p>
      <text:p text:style-name="P45">Como <text:span text:style-name="T52">segundo</text:span> <text:s/>paso se abordó la problemática <text:span text:style-name="T51">'</text:span>aeropuerto/puertas de embarque<text:span text:style-name="T51">'</text:span> (airport / gates). <text:s/></text:p>
      <text:p text:style-name="P45"/>
      <text:p text:style-name="P45"><text:span text:style-name="T52">Se implementa la </text:span>tabla 'airport': la diferencia principal con el esquema presentado en la práctica anterior, es que el campo 'numPuertas' no se implementa (lo que aporta valor en el sprint no se implementa). </text:p>
      <text:p text:style-name="P45"/>
      <text:p text:style-name="P47">Se implementa la funcionalidad para recuperar objetos persistentes: obtener un aeropuerto por 'id', así como recuperar todos los aeropuertos (el fichero '<text:span text:style-name="T13">src/bbdd/Aena.sql</text:span>' realiza una par de inserts de <text:span text:style-name="T52">aeropuertos</text:span>).</text:p>
      <text:p text:style-name="P47"/>
      <text:p text:style-name="P47">Se añade la tabla 'gate'.</text:p>
      <text:p text:style-name="P47"/>
      <text:p text:style-name="P47">Se implementa la relación uno a muchos airport / gate uni-direcccional: desde un aeropuerto se permitirá navegar a sus puertas, pero desde una puerta no se podrá navegar a un aeropuerto. Este punto (relación one to many) ha sido uno de los puntos conflictivos: no es lo mismo definir la relación como set, list o bag. Otro aspecto es como se mapea la relación: inicialmente al eliminar una airport, no eliminaban sus gates: se dejaba en la tabla 'gate' con el idAirport a null. Finalmente encontré el <text:span text:style-name="T52">parámetro</text:span> adecuado para que no dejase elementos huérfanos en la tabla.</text:p>
      <text:p text:style-name="P47"/>
      <text:p text:style-name="P54"><text:soft-page-break/>Airplane / boardingpasses</text:p>
      <text:p text:style-name="P46">Como <text:span text:style-name="T52">tercer</text:span> <text:s/>paso se abordó la problemática <text:span text:style-name="T51">'avión/billetes'</text:span> (airp<text:span text:style-name="T52">lane</text:span> / <text:span text:style-name="T52">boardingpass</text:span>). <text:s/></text:p>
      <text:p text:style-name="P46"/>
      <text:p text:style-name="P46"><text:span text:style-name="T52">Se modifica la tabla la </text:span>tabla 'airp<text:span text:style-name="T52">lane</text:span>': <text:span text:style-name="T52">incorporando los siguientes campos:</text:span></text:p>
      <text:p text:style-name="P46"/>
      <text:list xml:id="list5336170760302127844" text:style-name="L6">
        <text:list-item>
          <text:p text:style-name="P36">totalNumSeats</text:p>
        </text:list-item>
        <text:list-item>
          <text:p text:style-name="P36">totalNumSeats</text:p>
        </text:list-item>
        <text:list-item>
          <text:p text:style-name="P36">numSeatsConfirmed</text:p>
        </text:list-item>
        <text:list-item>
          <text:p text:style-name="P36">numSeatsBooked</text:p>
        </text:list-item>
      </text:list>
      <text:p text:style-name="P35"/>
      <text:p text:style-name="P35">para poder llevar un control de los billetes vendidos (book) y los confirmados (se han montado en el avión).</text:p>
      <text:p text:style-name="P35"/>
      <text:p text:style-name="P35">Se implementa la funcionalidad listAirplaneByPlateNumber y setAirplaneTotalNumSeats (para poder 'configurar' una avión).</text:p>
      <text:p text:style-name="P35"/>
      <text:p text:style-name="P35">Se crea la tabla 'boardingpass' con un campo 'boarded' (el pasajero ha subido al avión) para controlar si un billete vendido (book) se ha confirmado (ha subido el pasajero al avión). <text:span text:style-name="T53">Nota importante: en e modelo original de la BBDD no existía éste campo</text:span>.</text:p>
      <text:p text:style-name="P35"/>
      <text:p text:style-name="P37">Se implementa la relación uno a muchos <text:span text:style-name="T54">airplane</text:span> / <text:span text:style-name="T54">boardingpass</text:span> uni-direcccional: desde un <text:span text:style-name="T54">airplane</text:span> se permitirá navegar a sus <text:span text:style-name="T54">boardingpasses</text:span>, pero desde un <text:span text:style-name="T54">boardingpass</text:span> no se podrá navegar a un <text:span text:style-name="T54">airplane</text:span>.</text:p>
      <text:p text:style-name="P35"/>
      <text:p text:style-name="P51">Se implementa las funcionalidad bookSeat y confirmSeat: no se pueden vender más billetes de los configurados para cada avión. Y sólo se pueden confirmar billetes si existen billetes vendidos sin confirmar.</text:p>
      <text:p text:style-name="P51"/>
      <text:p text:style-name="P52">Se implementa un dao: en vez abrir y cerrar sesiones en el programa principal se agrupa toda la funcionalidad de persistencia en un dao.</text:p>
      <text:p text:style-name="P52"/>
      <text:p text:style-name="P56">Aunque por 'programación' de los pojo's ya se responde a las consultas de dado un aeropuerto determinar las puertas de embarque disponibles, y dado un avión determinar el número de billetes vendidos y confirmados (recorriendo las listas de gates y boardingpasses). Se implementan las consultas específicamente con HQL y Criteria:</text:p>
      <text:p text:style-name="P56"/>
      <text:list xml:id="list9085907553501052373" text:style-name="L3">
        <text:list-item>
          <text:p text:style-name="P41"><text:span text:style-name="T41">gatesAvailableAtAirport </text:span><text:span text:style-name="T43">airportName metodo</text:span></text:p>
          <text:p text:style-name="P41"/>
        </text:list-item>
        <text:list-item>
          <text:p text:style-name="P41"><text:span text:style-name="T43">numBoardingpassesBookedFromAirplane plateNumber metodo</text:span></text:p>
          <text:p text:style-name="P41"/>
        </text:list-item>
        <text:list-item>
          <text:p text:style-name="P41"><text:span text:style-name="T42">NumBoardingpassesConfirmedFromAirplane plateNumber metodo</text:span></text:p>
        </text:list-item>
      </text:list>
      <text:p text:style-name="P48"/>
      <text:p text:style-name="P48"/>
      <text:p text:style-name="P57">Nota: método puede ser '<text:span text:style-name="T8">HQL</text:span>' o '<text:span text:style-name="T8">Criteria</text:span>'.</text:p>
      <text:p text:style-name="P57"/>
      <text:p text:style-name="P58">Los modelos ER y UML de la base han sido añadidos al proyecto.</text:p>
      <text:p text:style-name="P74"/>
      <text:p text:style-name="P77"><text:span text:style-name="T46">Alcance del proyecto</text:span></text:p>
      <text:p text:style-name="P76"><text:span text:style-name="T47">Por problemas de tiempo no se ha implementado más que lo descrito.</text:span></text:p>
      <text:p text:style-name="P76">Adicionalmente, en la última media hora de la última sesión de Spring roo se realizó un intento de ingeniería inversa que aunque si bien 'levantó' una web ésta no era capaz de hacer persistir datos. Tampoco el modelo obtenido era el esperado / implementado.</text:p>
      <text:p text:style-name="P76">También he realizado otro intento utilizando Spring roo de implementar airport-gate, con un resultado parecido: puedo levantar una web que aunque si bien es capaz de persistir datos, las relaciones no están implementadas con en este proyecto: se necesitan más horas de 'vuelo' para poder 'replicar' el comportamiento del proyecto entregado.</text:p>
      <text:p text:style-name="P75"><text:span text:style-name="T47"/></text:p>
      <text:p text:style-name="P60"/>
      <text:p text:style-name="P10"/>
      <text:p text:style-name="P13">Descripción <text:span text:style-name="T7">de los archivos principales del </text:span>del<text:span text:style-name="T2"> proyecto</text:span></text:p>
      <text:list xml:id="list7295315724035868085" text:style-name="L2">
        <text:list-item>
          <text:p text:style-name="P14"><text:span text:style-name="T8">src/</text:span><text:span text:style-name="T9">hibernate.cfg.xml</text:span><text:span text:style-name="T7">: f</text:span>ichero de configuración:</text:p>
        </text:list-item>
        <text:list-item>
          <text:p text:style-name="P61"><text:span text:style-name="T24">Session</text:span>-factory.</text:p>
        </text:list-item>
        <text:list-item>
          <text:p text:style-name="P61">Mappings.</text:p>
          <text:p text:style-name="P61"/>
        </text:list-item>
        <text:list-item>
          <text:p text:style-name="P14"><text:span text:style-name="T9">src/hibernate.properties</text:span><text:span text:style-name="T7">: f</text:span>ichero de <text:span text:style-name="T14">configuración</text:span> hibernate con la <text:span text:style-name="T24">base</text:span> de datos. </text:p>
          <text:p text:style-name="P14"/>
        </text:list-item>
        <text:list-item>
          <text:p text:style-name="P15"><text:span text:style-name="T9">src/</text:span><text:span text:style-name="T11">log.txt</text:span><text:span text:style-name="T7">: log de progreso del proyecto.</text:span> </text:p>
          <text:p text:style-name="P14"/>
        </text:list-item>
        <text:list-item>
          <text:p text:style-name="P14"><text:span text:style-name="T9">src/bbdd/Aena.sql</text:span><text:span text:style-name="T7">: fichero 'sql' que contiene las queries para crear y configurar la base de datos MySQL utilizada en el proyecto. </text:span>Contiene la inserción manual de algunos datos a fin de comprobar la aplicación.</text:p>
          <text:p text:style-name="P14"/>
        </text:list-item>
        <text:list-item>
          <text:p text:style-name="P14"><text:span text:style-name="T10">src/resources/com/innova4b/aena/persistent</text:span><text:span text:style-name="T3">: </text:span><text:span text:style-name="T4">m</text:span>appings utilizados en la aplicación:</text:p>
        </text:list-item>
        <text:list-item>
          <text:p text:style-name="P63">Airplane.hbm.xml</text:p>
        </text:list-item>
        <text:list-item>
          <text:p text:style-name="P63">Airport.hbm.xml</text:p>
        </text:list-item>
        <text:list-item>
          <text:p text:style-name="P63">Boardingpass.hbm.xml</text:p>
        </text:list-item>
        <text:list-item>
          <text:p text:style-name="P63">Gate.hbm.xml</text:p>
          <text:p text:style-name="P14"/>
        </text:list-item>
        <text:list-item>
          <text:p text:style-name="P14"><text:span text:style-name="T10">src/diagramas/er</text:span>: <text:span text:style-name="T14">diagrama Entidad-Relación.</text:span></text:p>
          <text:p text:style-name="P14"/>
        </text:list-item>
        <text:list-item>
          <text:p text:style-name="P14"><text:span text:style-name="T10">src/diagramas/uml</text:span>: <text:span text:style-name="T25">diagrama</text:span><text:span text:style-name="T14"> UML.</text:span></text:p>
          <text:p text:style-name="P16"/>
        </text:list-item>
        <text:list-item>
          <text:p text:style-name="P16"><text:span text:style-name="T10">src/com/innova4b/aena/dao</text:span>: interfaces de acceso a los datos.</text:p>
        </text:list-item>
        <text:list-item>
          <text:p text:style-name="P64">AirplaneDAO.java</text:p>
        </text:list-item>
        <text:list-item>
          <text:p text:style-name="P62">A<text:span text:style-name="T10">irportDAO.java</text:span></text:p>
          <text:p text:style-name="P64"/>
        </text:list-item>
        <text:list-item>
          <text:p text:style-name="P68">src/com/innova4b/aena/daoImpl<text:span text:style-name="T15">: </text:span><text:span text:style-name="T16">implementación de los interfaces de acceso a datos.</text:span></text:p>
        </text:list-item>
        <text:list-item>
          <text:p text:style-name="P65">HibernateUtil.java<text:span text:style-name="T15">: </text:span><text:span text:style-name="T17">singleton de la session factory de acceso a la base de datos via hibernate.</text:span></text:p>
        </text:list-item>
        <text:list-item>
          <text:p text:style-name="P65">AirplaneDAOImpl.java</text:p>
        </text:list-item>
        <text:list-item>
          <text:p text:style-name="P65">AirportDAOImpl.java</text:p>
          <text:p text:style-name="P69"/>
        </text:list-item>
        <text:list-item>
          <text:p text:style-name="P69">src/com/innova4b/aena/persistent<text:span text:style-name="T15">: POJO's persistentes.</text:span></text:p>
        </text:list-item>
        <text:list-item>
          <text:p text:style-name="P67">Airplane.java</text:p>
        </text:list-item>
        <text:list-item>
          <text:p text:style-name="P67">Airport.java</text:p>
        </text:list-item>
        <text:list-item>
          <text:p text:style-name="P67">Boardingpass.java</text:p>
        </text:list-item>
        <text:list-item>
          <text:p text:style-name="P67">Gate.java</text:p>
          <text:p text:style-name="P71"/>
        </text:list-item>
        <text:list-item>
          <text:p text:style-name="P70">src/com/innova4b/aena/trans<text:span text:style-name="T15">: main de la aplicación java.</text:span></text:p>
        </text:list-item>
      </text:list>
      <text:p text:style-name="P66"/>
      <text:p text:style-name="P11"/>
      <text:p text:style-name="P12"><text:span text:style-name="T5">Opciones de </text:span><text:span text:style-name="T6">ejecución del proyecto</text:span></text:p>
      <text:p text:style-name="P8">El proyecto responde a los siguiente comando:</text:p>
      <text:p text:style-name="P9"/>
      <text:list xml:id="list221204542342195" text:continue-list="list9085907553501052373" text:style-name="L3">
        <text:list-item>
          <text:p text:style-name="P21">getAllAirplanes<text:span text:style-name="T15">: </text:span><text:span text:style-name="T18">muestra la información referente a todos los aviones de la base de datos.</text:span></text:p>
          <text:p text:style-name="P17"/>
        </text:list-item>
        <text:list-item>
          <text:p text:style-name="P22">newAirplane plateNumber<text:span text:style-name="T15">: </text:span><text:span text:style-name="T19">crea un nuevo avión en la base de datos. No permite repetir matrícula (plateNumber).</text:span></text:p>
          <text:p text:style-name="P19"/>
        </text:list-item>
        <text:list-item>
          <text:p text:style-name="P22">deleteAirplaneById plateNumber<text:span text:style-name="T15">: </text:span><text:span text:style-name="T19">elimina de la base de datos el avión con la matricula indicada</text:span><text:span text:style-name="T18">. </text:span><text:span text:style-name="T19">Eliminará todos los billetes (boardingpasses) relacionados con el avión.</text:span></text:p>
          <text:p text:style-name="P18"/>
        </text:list-item>
        <text:list-item>
          <text:p text:style-name="P22">getAirplaneById plateNumber<text:span text:style-name="T15">: </text:span><text:span text:style-name="T18">muestra la información referente </text:span><text:span text:style-name="T19">al avión con la matrícula especificada</text:span><text:span text:style-name="T18">.</text:span></text:p>
          <text:p text:style-name="P20"/>
        </text:list-item>
        <text:list-item>
          <text:p text:style-name="P23"><text:span text:style-name="T23">configureAirplaneById plateNumbe</text:span><text:span text:style-name="T26">r </text:span><text:span text:style-name="T27">totalNumSeats totalNumSeatsToBook</text:span><text:span text:style-name="T28">: </text:span><text:span text:style-name="T29">configura el avión con la matrícula especificada: número total de asientos y número total de billetes que se pueden vender / reservar (book).</text:span></text:p>
          <text:p text:style-name="P24"/>
        </text:list-item>
        <text:list-item>
          <text:p text:style-name="P32">bookSeatAtAirplaneById plateNumber<text:span text:style-name="T15">: </text:span><text:span text:style-name="T19">crea una reserva (boardingpass) para el avión con la matrícula indicada si no ha sobrepasado el número máximo configurado para el mismo.</text:span></text:p>
          <text:p text:style-name="P24"/>
        </text:list-item>
        <text:list-item>
          <text:p text:style-name="P32">confirmSeatAtAirplaneById plateNumber<text:span text:style-name="T15">: </text:span><text:span text:style-name="T19">confirma que una reserva (boardingpass) se ha utilizado (el pasajero ha subido al avión) si el avión con la matrícula indicada tiene alguna reserva disponible.</text:span></text:p>
          <text:p text:style-name="P30"/>
        </text:list-item>
        <text:list-item>
          <text:p text:style-name="P33">getAllAirports<text:span text:style-name="T20">: </text:span><text:span text:style-name="T18">muestra la información referente a todos los </text:span><text:span text:style-name="T21">aeropuertos</text:span><text:span text:style-name="T18"> de la base de datos: </text:span><text:span text:style-name="T21">nombre, número de puertas (gate), número de puertas disponibles y cuáles son y número de puertas no disponibles y cuáles son.</text:span></text:p>
          <text:p text:style-name="P25"/>
        </text:list-item>
        <text:list-item>
          <text:p text:style-name="P33">GetAirportById <text:span text:style-name="T48">name</text:span><text:span text:style-name="T20">: </text:span><text:span text:style-name="T18">muestra la información </text:span><text:span text:style-name="T21">del aeropuerto especificado</text:span><text:span text:style-name="T18">: </text:span><text:span text:style-name="T21">nombre, número de puertas (gate), número de puertas disponibles y cuáles son y número de puertas no disponibles y cuáles son.</text:span></text:p>
          <text:p text:style-name="P26"/>
        </text:list-item>
        <text:list-item>
          <text:p text:style-name="P33">newAirport <text:span text:style-name="T48">name</text:span><text:span text:style-name="T20">: </text:span><text:span text:style-name="T21">crea un nuevo aeropuerto con el nombre indicado. No permite repetir nombre.</text:span></text:p>
          <text:p text:style-name="P31"/>
        </text:list-item>
        <text:list-item>
          <text:p text:style-name="P33">deleteAirport <text:span text:style-name="T48">name</text:span><text:span text:style-name="T20">: </text:span><text:span text:style-name="T21">elimina el aeropuerto con el nombre indicado. Eliminará también todas las puertas (gates) asociadas al mismo.</text:span></text:p>
          <text:p text:style-name="P26"/>
        </text:list-item>
        <text:list-item>
          <text:p text:style-name="P33">addGateToAirport <text:span text:style-name="T48">name</text:span><text:span text:style-name="T20">: </text:span><text:span text:style-name="T21">añadir una puerta (gate) al aeropuerto indicado. La nueva puerta tendrá como número uno más que la anterior (se debería de realizar un control más completo: si se añaden y borran puertas, es fácil llegar a tener varias puertas con el mismo número (que no id) ). </text:span><text:span text:style-name="T22">Las nuevas puertas siempre están disponibles.</text:span></text:p>
          <text:p text:style-name="P31"/>
        </text:list-item>
        <text:list-item>
          <text:p text:style-name="P33">deleteGateFromAirport <text:span text:style-name="T48">name gateNumber</text:span><text:span text:style-name="T20">: </text:span><text:span text:style-name="T22">borra</text:span><text:span text:style-name="T21"> </text:span><text:span text:style-name="T22">la</text:span><text:span text:style-name="T21"> puerta (gate) </text:span><text:span text:style-name="T22">indicada del </text:span><text:span text:style-name="T21">aeropuerto indicado.</text:span></text:p>
          <text:p text:style-name="P26"/>
        </text:list-item>
        <text:list-item>
          <text:p text:style-name="P34"><text:soft-page-break/>changeGateStatusFromAirport <text:span text:style-name="T48">name gateNumber</text:span><text:span text:style-name="T20">: </text:span><text:span text:style-name="T22">cambia el estado de la puerta indicada del aeropuerto indicado</text:span><text:span text:style-name="T21">. </text:span><text:span text:style-name="T22">Si está disponible a no disponible, y viceversa.</text:span></text:p>
        </text:list-item>
        <text:list-item>
          <text:p text:style-name="P27">Dfgdfg</text:p>
        </text:list-item>
        <text:list-item>
          <text:p text:style-name="P38"><text:span text:style-name="T41">gatesAvailableAtAirport </text:span><text:span text:style-name="T43">airportName metodo</text:span><text:span text:style-name="T37">:</text:span><text:span text:style-name="T30"> </text:span><text:span text:style-name="T31">d</text:span><text:span text:style-name="T34">ado un aeropuerto, determina el número de puertas de embarque </text:span><text:span text:style-name="T35">(gates) </text:span><text:span text:style-name="T34">disponibles. </text:span><text:span text:style-name="T36">Si metodo es 'HQL' realiza la consulta vía HQL, si metodo es 'Criteria' realiza la consulta vía Criteria.</text:span></text:p>
          <text:p text:style-name="P28"/>
        </text:list-item>
        <text:list-item>
          <text:p text:style-name="P39"><text:span text:style-name="T43">numBoardingpassesBookedFromAirplane plateNumber metodo</text:span><text:span text:style-name="T37">:</text:span><text:span text:style-name="T30"> </text:span><text:span text:style-name="T39">d</text:span><text:span text:style-name="T38">ado un avión, determina el número de asientos reservados </text:span><text:span text:style-name="T39">(booked)</text:span><text:span text:style-name="T38">. Este número se corresponde con el número de billetes comprados para un avión determinado. </text:span><text:span text:style-name="T40">Si metodo es 'HQL' r</text:span><text:span text:style-name="T32">ealiza la consulta vía HQL, si metodo es 'Criteria' realiza la consulta vía Criteria.</text:span></text:p>
          <text:p text:style-name="P29"/>
        </text:list-item>
        <text:list-item>
          <text:p text:style-name="P40"><text:span text:style-name="T43">NumBoardingpassesConfirmedFromAirplane plateNumber metodo:</text:span><text:span text:style-name="T30"> </text:span><text:span text:style-name="T33">d</text:span><text:span text:style-name="T34">ado un avión, determina el número de asientos ocupados. Este número se corresponde con el número de personas que están dentro de un avión determinado. </text:span><text:span text:style-name="T40">Si metodo es 'HQL' r</text:span><text:span text:style-name="T32">ealiza la consulta vía HQL, si metodo es 'Criteria' realiza la consulta vía Criteri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Ubuntu" svg:font-family="Ubuntu"/>
    <style:font-face style:name="FreeSans1" svg:font-family="FreeSans" style:font-family-generic="swiss"/>
    <style:font-face style:name="Ubuntu Mono" svg:font-family="'Ubuntu Mono'" style:font-pitch="fixed"/>
    <style:font-face style:name="Ubuntu1" svg:font-family="Ubuntu"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Ubuntu"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Table_20_Contents" style:display-name="Table Contents"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MP1" style:family="paragraph" style:parent-style-name="Table_20_Contents">
      <style:text-properties fo:font-size="8pt" officeooo:rsid="0026de87" officeooo:paragraph-rsid="0026de87" style:font-size-asian="8pt" style:font-size-complex="8pt"/>
    </style:style>
    <style:style style:name="MP2" style:family="paragraph" style:parent-style-name="Table_20_Contents">
      <style:paragraph-properties fo:text-align="end" style:justify-single-word="false"/>
      <style:text-properties fo:font-size="8pt" officeooo:rsid="0026de87" officeooo:paragraph-rsid="0026de87" style:font-size-asian="8pt" style:font-size-complex="8pt"/>
    </style:style>
    <style:style style:name="MP3" style:family="paragraph" style:parent-style-name="Header" style:master-page-name="">
      <style:paragraph-properties style:page-number="auto" fo:background-color="transparent" fo:padding="0.049cm" fo:border-left="none" fo:border-right="none" fo:border-top="none" fo:border-bottom="0.06pt solid #000000" style:shadow="none">
        <style:background-image/>
      </style:paragraph-properties>
      <style:text-properties fo:font-size="2pt" style:font-size-asian="1.75pt" style:font-size-complex="2pt"/>
    </style:style>
    <style:style style:name="MP4" style:family="paragraph" style:parent-style-name="Footer">
      <style:paragraph-properties fo:padding="0.049cm" fo:border-left="none" fo:border-right="none" fo:border-top="0.06pt solid #000000" fo:border-bottom="none" style:shadow="none"/>
      <style:text-properties fo:font-size="2pt" style:font-size-asian="1.75pt" style:font-size-complex="2pt"/>
    </style:style>
    <style:style style:name="MP5" style:family="paragraph" style:parent-style-name="Table_20_Contents">
      <style:text-properties fo:font-size="8pt" officeooo:rsid="0010dd9a" officeooo:paragraph-rsid="0025739c" style:font-size-asian="8pt" style:font-size-complex="8pt"/>
    </style:style>
    <style:style style:name="MP6" style:family="paragraph" style:parent-style-name="Table_20_Contents">
      <style:paragraph-properties fo:text-align="end" style:justify-single-word="false"/>
      <style:text-properties fo:font-size="8pt" officeooo:rsid="0010dd9a" officeooo:paragraph-rsid="0025739c" style:font-size-asian="8pt" style:font-size-complex="8pt"/>
    </style:style>
    <style:style style:name="MT1" style:family="text">
      <style:text-properties officeooo:rsid="0035b3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text:span text:style-name="MT1">Practica de p</text:span>ersistencia de datos</text:p>
            </table:table-cell>
            <table:table-cell table:style-name="Tabla2.A1" office:value-type="string">
              <text:p text:style-name="MP2">Java + hibernate (xml) + MySQL</text:p>
            </table:table-cell>
          </table:table-row>
        </table:table>
        <text:p text:style-name="MP3"/>
      </style:header>
      <style:footer>
        <text:p text:style-name="MP4"/>
        <table:table table:name="Tabla1" table:style-name="Tabla1">
          <table:table-column table:style-name="Tabla1.A"/>
          <table:table-column table:style-name="Tabla1.B"/>
          <table:table-row>
            <table:table-cell office:value-type="string">
              <text:p text:style-name="MP5">Autor: Simón Altuna</text:p>
            </table:table-cell>
            <table:table-cell office:value-type="string">
              <text:p text:style-name="MP6">Página <text:page-number text:select-page="current">6</text:page-number> de <text:page-count>6</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22:45:48.131367167</meta:creation-date>
    <dc:date>2015-04-17T22:12:03.204446926</dc:date>
    <meta:editing-duration>PT9H57M1S</meta:editing-duration>
    <meta:editing-cycles>33</meta:editing-cycles>
    <meta:generator>LibreOffice/4.2.7.2$Linux_X86_64 LibreOffice_project/420m0$Build-2</meta:generator>
    <meta:document-statistic meta:table-count="2" meta:image-count="0" meta:object-count="0" meta:page-count="6" meta:paragraph-count="120" meta:word-count="1449" meta:character-count="9480" meta:non-whitespace-character-count="8197"/>
  </office:meta>
</office:document-meta>
</file>